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3465a4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4.979cm" svg:height="3.59cm" draw:transform="rotate (1.5707963267949) translate (2.73774194410315cm 8.041cm)" svg:viewBox="0 0 4980 3591" svg:d="M1037 115c727 0 1454-35 2179 0 591 29 1779-388 1764 207-18 714-1277 645-1971 675-1452 63 366 1053 467 1401 87 299 2014 1087 570 985-708-50-1413 122-2127 104-587-14-1180-51-1764 52l-155 52">
          <text:p/>
        </draw:path>
        <draw:path draw:style-name="gr1" draw:text-style-name="P1" draw:layer="layout" svg:width="4.982cm" svg:height="2.235cm" draw:transform="rotate (1.5707963267949) translate (7.937cm 8.301cm)" svg:viewBox="0 0 4983 2236" svg:d="M0 0c641 15 1281-17 1920 52 693 74 1383 338 2075 259 714-82 1586 742 415 1142-710 243-1337 846-2127 778-622-54-1245-97-1868-156l-415 52">
          <text:p/>
        </draw:path>
        <draw:path draw:style-name="gr1" draw:text-style-name="P1" draw:layer="layout" svg:width="4.314cm" svg:height="0.994cm" draw:transform="rotate (0.320442450666159) translate (7.2629469599288cm 6.32884018323336cm)" svg:viewBox="0 0 4315 995" svg:d="M0 0c677-8 1300 283 1969 326 686 44 1303 348 1952 538l394 131">
          <text:p/>
        </draw:path>
        <draw:path draw:style-name="gr1" draw:text-style-name="P1" draw:layer="layout" svg:width="5.553cm" svg:height="0.043cm" draw:transform="rotate (-1.42855199275736) translate (11.6816571869376cm 3.83761697951cm)" svg:viewBox="0 0 5554 44" svg:d="M0 10c557 14 1113 21 1673 29 596 8 1189 6 1783-6 663-13 1329-43 1995-30l103 15">
          <text:p/>
        </draw:path>
        <draw:path draw:style-name="gr1" draw:text-style-name="P1" draw:layer="layout" svg:width="3.662cm" svg:height="0.495cm" draw:transform="rotate (0.219038821125288) translate (10.6869260977971cm 3.94266801998211cm)" svg:viewBox="0 0 3663 496" svg:d="M0 0c574-7 1142 107 1705 220 527 106 1069 131 1603 197l355 79">
          <text:p/>
        </draw:path>
        <draw:path draw:style-name="gr1" draw:text-style-name="P1" draw:layer="layout" svg:width="4.163cm" svg:height="5.366cm" draw:transform="rotate (0.910014671989843) translate (13.9306936690672cm 7.16430806507333cm)" svg:viewBox="0 0 4164 5367" svg:d="M2158 62c641-255 1127 338 1619 646 649 406 402 1251-160 1571-503 286-983 604-1533 732-638 149-2560 229-1974-174 1016-699 183 1020 772 1502l269 514 318 409 541 10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n Voisin</meta:initial-creator>
    <meta:creation-date>2018-04-23T00:25:59.953271949</meta:creation-date>
    <dc:date>2018-04-23T00:26:59.385838550</dc:date>
    <dc:creator>Julien Voisin</dc:creator>
    <meta:editing-duration>PT59S</meta:editing-duration>
    <meta:editing-cycles>1</meta:editing-cycles>
    <meta:document-statistic meta:object-count="6"/>
    <meta:generator>LibreOffice/5.4.6.2$Linux_X86_64 LibreOffice_project/40m0$Build-2</meta:generator>
  </office:meta>
</office:document-meta>
</file>